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6.9mm"/>
    </style:style>
    <style:style style:name="co2" style:family="table-column">
      <style:table-column-properties fo:break-before="auto" style:column-width="11.43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4.69mm"/>
    </style:style>
    <style:style style:name="ro1" style:family="table-row">
      <style:table-row-properties style:row-height="5.7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369a3" fo:border="0.06pt solid #000000" fo:padding="1.01mm"/>
      <style:text-properties fo:color="#ffffff"/>
    </style:style>
    <style:style style:name="ce5" style:family="table-cell" style:parent-style-name="Default">
      <style:table-cell-properties fo:background-color="#f2f2f2" fo:border="0.06pt solid #000000" fo:padding="1.01mm"/>
      <style:map style:condition="is-true-formula(ISEVEN(ROW()))" style:apply-style-name="Alternate" style:base-cell-address="Feuille1.A2"/>
    </style:style>
    <style:style style:name="ce3" style:family="table-cell" style:parent-style-name="Default">
      <style:table-cell-properties fo:padding="1.01mm"/>
    </style:style>
    <style:style style:name="ce7" style:family="table-cell" style:parent-style-name="Default" style:data-style-name="N0">
      <style:table-cell-properties fo:background-color="#f2f2f2" fo:border="0.06pt solid #000000"/>
      <style:map style:condition="cell-content()=&quot;-&quot;" style:apply-style-name="Bad" style:base-cell-address="Feuille1.G2"/>
    </style:style>
    <style:style style:name="ce31" style:family="table-cell" style:parent-style-name="Default">
      <style:table-cell-properties fo:background-color="#f2f2f2" fo:border="0.06pt solid #000000"/>
      <style:map style:condition="is-true-formula(ISEVEN(ROW()))" style:apply-style-name="Alternate" style:base-cell-address="Feuille1.A2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ce3"/>
        <table:table-column table:style-name="co5" table:default-cell-style-name="ce3"/>
        <table:table-column table:style-name="co4" table:number-columns-repeated="1016" table:default-cell-style-name="ce3"/>
        <table:table-row table:style-name="ro1"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tld</text:p>
          </table:table-cell>
          <table:table-cell table:style-name="ce1" office:value-type="string" calcext:value-type="string">
            <text:p>hl</text:p>
          </table:table-cell>
          <table:table-cell table:style-name="ce1" office:value-type="string" calcext:value-type="string">
            <text:p>importance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endance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prev_pos (XX/XX/XXXX)</text:p>
          </table:table-cell>
          <table:table-cell table:style-name="ce1" office:value-type="string" calcext:value-type="string">
            <text:p>prev_pos (X2/XX/XXXX)</text:p>
          </table:table-cell>
          <table:table-cell table:style-name="ce1" office:value-type="string" calcext:value-type="string">
            <text:p>prev_pos (X3/XX/XXXX)</text:p>
          </table:table-cell>
          <table:table-cell table:style-name="ce1" office:value-type="string" calcext:value-type="string">
            <text:p>prev_pos (X4/XX/XXXX)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agence web grenoble</text:p>
          </table:table-cell>
          <table:table-cell table:number-columns-repeated="2" table:style-name="ce5" office:value-type="string" calcext:value-type="string">
            <text:p>fr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7" table:formula="of:=IF([.J2]=&quot;&quot;;&quot;&quot;; IF([.J2]=&quot;FAILED&quot;;&quot;&quot;; IF([.H2]=&quot;FAILED&quot;;&quot;&quot;; IF([.H2]=&quot;&quot;;&quot;&quot;; IF([.H2]=-1;&quot;x&quot;; IF([.H2]=[.J2];&quot;=&quot;; IF([.H2]&lt;[.J2];&quot;+&quot;; IF([.J2]=-1;&quot;+&quot;;&quot;-&quot;)) ) ) ) ) ) )" office:value-type="string" office:string-value="x" calcext:value-type="string">
            <text:p>x</text:p>
          </table:table-cell>
          <table:table-cell table:style-name="ce31" office:value-type="float" office:value="-1" calcext:value-type="float">
            <text:p>-1</text:p>
          </table:table-cell>
          <table:table-cell table:style-name="ce31"/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>
            <text:p>agence communication vercors</text:p>
          </table:table-cell>
          <table:table-cell table:number-columns-repeated="2" table:style-name="ce5" office:value-type="string" calcext:value-type="string">
            <text:p>fr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7" table:formula="of:=IF([.J3]=&quot;&quot;;&quot;&quot;; IF([.J3]=&quot;FAILED&quot;;&quot;&quot;; IF([.H3]=&quot;FAILED&quot;;&quot;&quot;; IF([.H3]=&quot;&quot;;&quot;&quot;; IF([.H3]=-1;&quot;x&quot;; IF([.H3]=[.J3];&quot;=&quot;; IF([.H3]&lt;[.J3];&quot;+&quot;; IF([.J3]=-1;&quot;+&quot;;&quot;-&quot;)) ) ) ) ) ) )" office:value-type="string" office:string-value="+" calcext:value-type="string">
            <text:p>+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https://piedweb.com/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>
            <text:p>googlebot log</text:p>
          </table:table-cell>
          <table:table-cell table:number-columns-repeated="2" table:style-name="ce5" office:value-type="string" calcext:value-type="string">
            <text:p>fr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7" table:formula="of:=IF([.J4]=&quot;&quot;;&quot;&quot;; IF([.J4]=&quot;FAILED&quot;;&quot;&quot;; IF([.H4]=&quot;FAILED&quot;;&quot;&quot;; IF([.H4]=&quot;&quot;;&quot;&quot;; IF([.H4]=-1;&quot;x&quot;; IF([.H4]=[.J4];&quot;=&quot;; IF([.H4]&lt;[.J4];&quot;+&quot;; IF([.J4]=-1;&quot;+&quot;;&quot;-&quot;)) ) ) ) ) ) )" office:value-type="string" office:string-value="+" calcext:value-type="string">
            <text:p>+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string" calcext:value-type="string">
            <text:p>https://piedweb.com/seo/logs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>
            <text:p>php crawler</text:p>
          </table:table-cell>
          <table:table-cell table:number-columns-repeated="2" table:style-name="ce5" office:value-type="string" calcext:value-type="string">
            <text:p>fr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7" table:formula="of:=IF([.J5]=&quot;&quot;;&quot;&quot;; IF([.J5]=&quot;FAILED&quot;;&quot;&quot;; IF([.H5]=&quot;FAILED&quot;;&quot;&quot;; IF([.H5]=&quot;&quot;;&quot;&quot;; IF([.H5]=-1;&quot;x&quot;; IF([.H5]=[.J5];&quot;=&quot;; IF([.H5]&lt;[.J5];&quot;+&quot;; IF([.J5]=-1;&quot;+&quot;;&quot;-&quot;)) ) ) ) ) ) )" office:value-type="string" office:string-value="-" calcext:value-type="string">
            <text:p>-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https://piedweb.com/seo/crawler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1011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euille1.G2:Feuille1.G5">
            <calcext:condition calcext:apply-style-name="Bad" calcext:value="=&quot;-&quot;" calcext:base-cell-address="Feuille1.G2"/>
          </calcext:conditional-format>
          <calcext:conditional-format calcext:target-range-address="Feuille1.G2:Feuille1.G5">
            <calcext:condition calcext:apply-style-name="Neutral" calcext:value="=&quot;=&quot;" calcext:base-cell-address="Feuille1.G2"/>
          </calcext:conditional-format>
          <calcext:conditional-format calcext:target-range-address="Feuille1.G2:Feuille1.G5">
            <calcext:condition calcext:apply-style-name="Good" calcext:value="=&quot;+&quot;" calcext:base-cell-address="Feuille1.G2"/>
          </calcext:conditional-format>
          <calcext:conditional-format calcext:target-range-address="Feuille1.J2:Feuille1.M5 Feuille1.A2:Feuille1.G5">
            <calcext:condition calcext:apply-style-name="Alternate" calcext:value="formula-is(ISEVEN(ROW()))" calcext:base-cell-address="Feuille1.A2"/>
          </calcext:conditional-format>
          <calcext:conditional-format calcext:target-range-address="Feuille1.H2:Feuille1.I5">
            <calcext:condition calcext:apply-style-name="Alternate" calcext:value="formula-is(ISEVEN(ROW()))" calcext:base-cell-address="Feuille1.H2"/>
          </calcext:conditional-format>
        </calcext:conditional-formats>
      </table:table>
      <table:named-expressions/>
      <table:database-ranges>
        <table:database-range table:name="__Anonymous_Sheet_DB__0" table:target-range-address="Feuille1.A1:Feuille1.M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lternate" style:family="table-cell" style:parent-style-name="Default">
      <style:table-cell-properties fo:background-color="#ffffff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/00/0000</text:date>, <text:time style:data-style-name="N2" text:time-value="11:58:37.229082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</meta:initial-creator>
    <meta:creation-date>2019-10-26T13:14:12.859872741</meta:creation-date>
    <dc:date>2019-10-27T12:08:34.321237768</dc:date>
    <dc:creator>Robin </dc:creator>
    <meta:editing-duration>PT13H54M9S</meta:editing-duration>
    <meta:editing-cycles>14</meta:editing-cycles>
    <meta:generator>LibreOffice/6.0.7.3$Linux_X86_64 LibreOffice_project/00m0$Build-3</meta:generator>
    <meta:document-statistic meta:table-count="1" meta:cell-count="44" meta:object-count="0"/>
  </office:meta>
</office:document-meta>
</file>